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Jomolhari" svg:font-family="Jomolha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angdi" svg:font-family="Wangdi" style:font-family-generic="system" style:font-pitch="variable"/>
  </office:font-face-decls>
  <office:automatic-styles>
    <style:style style:name="co1" style:family="table-column">
      <style:table-column-properties fo:break-before="auto" style:column-width="1.7043in"/>
    </style:style>
    <style:style style:name="co2" style:family="table-column">
      <style:table-column-properties fo:break-before="auto" style:column-width="3.3756in"/>
    </style:style>
    <style:style style:name="co3" style:family="table-column">
      <style:table-column-properties fo:break-before="auto" style:column-width="1.529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631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Jomolhari" fo:font-size="18pt" fo:language="dz" fo:country="BT" fo:font-style="normal" fo:text-shadow="none" style:text-underline-style="none" fo:font-weight="normal" style:text-underline-mode="continuous" style:text-line-through-mode="continuous" style:font-name-asian="Jomolhari" style:font-size-asian="18pt" style:language-asian="zxx" style:country-asian="none" style:font-style-asian="normal" style:font-weight-asian="normal" style:font-name-complex="Jomolhari" style:font-size-complex="18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style:font-name="Jomolhari" fo:font-size="18pt" style:font-size-asian="18pt" style:font-name-complex="Jomolhari" style:font-size-complex="18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53" table:default-cell-style-name="ce2"/>
        <table:table-row table:style-name="ro1">
          <table:table-cell table:style-name="ce1" office:value-type="string">
            <text:p>འ།</text:p>
          </table:table-cell>
          <table:table-cell table:style-name="ce1" office:value-type="string">
            <text:p>/hha/</text:p>
          </table:table-cell>
          <table:table-cell office:value-type="string">
            <text:p>(མིང་)</text:p>
          </table:table-cell>
          <table:table-cell office:value-type="string">
            <text:p>རྫོང་ཁའི་གསལ་བྱེད་ཉེར་གསུམ་པ་འ།མིང་གཞི་ཚུ་ལུ་སྔོན་འཇུག་དང་རྗེས་འཇུག་འབད་འཇུགཔ་ཨ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་ཆུང༌།</text:p>
          </table:table-cell>
          <table:table-cell table:style-name="ce1" office:value-type="string">
            <text:p>/hha chung/</text:p>
          </table:table-cell>
          <table:table-cell office:value-type="string">
            <text:p>(མིང་)</text:p>
          </table:table-cell>
          <table:table-cell office:value-type="string">
            <text:p>གསལ་བྱེད་ཀྱི་འོག་ལུ་འ་ཆུང་ཀུ་རེ་བཏགས་ཏེ་ཡོད་མི།དཔེར་ན་འབད་ནི་གི་ལཱ་ནཱ་ཤོག་ཚུ་དང་སྔགས་ཀྱི་ཡི་གུ་མཧཱ་ཚུ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་དོམ།</text:p>
          </table:table-cell>
          <table:table-cell table:style-name="ce1" office:value-type="string">
            <text:p>/hha chung/</text:p>
          </table:table-cell>
          <table:table-cell office:value-type="string">
            <text:p>(མིང་)</text:p>
          </table:table-cell>
          <table:table-cell office:value-type="string">
            <text:p>སེམས་ཅན་འ་དོམ་གྱི་མིང༌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་དོམ་ཚང༌།</text:p>
          </table:table-cell>
          <table:table-cell table:style-name="ce1" office:value-type="string">
            <text:p>/hha dom tshang/</text:p>
          </table:table-cell>
          <table:table-cell office:value-type="string">
            <text:p>(མིང་)</text:p>
          </table:table-cell>
          <table:table-cell office:value-type="string">
            <text:p>འ་དོམ་སྡོད་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་ནཱ།</text:p>
          </table:table-cell>
          <table:table-cell table:style-name="ce1" office:value-type="string">
            <text:p>/hha na</text:p>
          </table:table-cell>
          <table:table-cell office:value-type="string">
            <text:p>(སྤྱི་འཇུག་གི་མིང་ཚབ)</text:p>
          </table:table-cell>
          <table:table-cell office:value-type="string">
            <text:p>ཨ་ནཱ་དང་དོན་འདྲ།ཅ་ལ་འདི་འ་ནཱ་འད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་ནཱི།</text:p>
          </table:table-cell>
          <table:table-cell table:style-name="ce1" office:value-type="string">
            <text:p>/hha ni/</text:p>
          </table:table-cell>
          <table:table-cell office:value-type="string">
            <text:p>(སྤྱི་འཇུག་གི་མིང་ཚབ་)</text:p>
          </table:table-cell>
          <table:table-cell office:value-type="string">
            <text:p>ཨ་ནཱི་དང་དོན་འདྲ།འ་ནཱི་ཕར་སྐྱེལ་ཟེར་དོ་བཟུམ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་ནེ་སྦེ།</text:p>
          </table:table-cell>
          <table:table-cell table:style-name="ce1" office:value-type="string">
            <text:p>/haa ne be/</text:p>
          </table:table-cell>
          <table:table-cell office:value-type="string">
            <text:p>(སྤྱི་འཇུག་གི་མིང་ཚབ)</text:p>
          </table:table-cell>
          <table:table-cell office:value-type="string">
            <text:p>ལཱ་འ་ནེ་སྦེ་རང་འབདཝ་མས།འ་ནེ་སྦེ་འབད་འ་ནེ་སྦེ་མ་འབད་ཟེར་དཔེ་འདི་བཟུམ་ཟེར་བའི་དོན་ཨ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་ཝ།</text:p>
          </table:table-cell>
          <table:table-cell table:style-name="ce1" office:value-type="string">
            <text:p>/hha wa/</text:p>
          </table:table-cell>
          <table:table-cell office:value-type="string">
            <text:p>(མིང་ཁྱད་)</text:p>
          </table:table-cell>
          <table:table-cell office:value-type="string">
            <text:p>དབྱངས་འཐེན་ཐངས་ཀྱི་བྱེ་བྲག་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་ཞྭམོ།</text:p>
          </table:table-cell>
          <table:table-cell table:style-name="ce1" office:value-type="string">
            <text:p>/hha zhom</text:p>
          </table:table-cell>
          <table:table-cell office:value-type="string">
            <text:p>(མིང་)</text:p>
          </table:table-cell>
          <table:table-cell office:value-type="string">
            <text:p>སེམས་ཅན་འ་དོམ་མའི་པགས་ཀོ་གིས་བཙེམ་བཙེམས་པའི་ཞྭམོ།འ་ཞྭམོ་མགུ་ཏོག་ཁར་བཙུགས་མི་ཅིག་འགྱོ་དེས་ཟེར་དོ་བཟུམ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་ཡིག</text:p>
          </table:table-cell>
          <table:table-cell table:style-name="ce1" office:value-type="string">
            <text:p>/hha yig/</text:p>
          </table:table-cell>
          <table:table-cell office:value-type="string">
            <text:p>(མིང་)</text:p>
          </table:table-cell>
          <table:table-cell office:value-type="string">
            <text:p>གསལ་བྱེད་སུམ་ཅུ་ལས་འའི་ཡི་གུ།རྗེས་འཇུག་འ་ཡིག་གི་འཇུག་པ་སྔོན་འཇུག་འ་ཡིག་གི་འཕུལ་ཅན་ཚུ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་ཡེ།</text:p>
          </table:table-cell>
          <table:table-cell table:style-name="ce1" office:value-type="string">
            <text:p>/hha ye/</text:p>
          </table:table-cell>
          <table:table-cell office:value-type="string">
            <text:p>(མིང་ཁྱད་)</text:p>
          </table:table-cell>
          <table:table-cell office:value-type="string">
            <text:p>དབྱངས་འཐེན་ཐངས་ཀྱི་བྱེ་བྲག་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་རི་འུ་རི།</text:p>
          </table:table-cell>
          <table:table-cell table:style-name="ce1" office:value-type="string">
            <text:p>/hha ri hhu ru/</text:p>
          </table:table-cell>
          <table:table-cell office:value-type="string">
            <text:p>(བྱ་ཁྱད་)</text:p>
          </table:table-cell>
          <table:table-cell office:value-type="string">
            <text:p>སྐྱིད་ཏོང་ཏོ་མེདཔ།བྱེལ་བྱ་ལེ་ཤ་ཡོདཔ།སེམས་འ་རི་འུར་རི་སྐད་འ་རི་འུར་རི་བྱེལཝ་འ་རི་འུར་རི་ཚུ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ང༌།</text:p>
          </table:table-cell>
          <table:table-cell table:style-name="ce1" office:value-type="string">
            <text:p>/hhang/</text:p>
          </table:table-cell>
          <table:table-cell office:value-type="string">
            <text:p>(ཕྲད་)</text:p>
          </table:table-cell>
          <table:table-cell office:value-type="string">
            <text:p>སུམ་རྟགས་ལས་རྒྱན་སྡུད་ཀྱི་རྐྱེན་ཅིག་ཨིན།ཆོས་སྐད་ནང་སེམས་དགའ་འང་དགའ་ཡིད་སྐྱོ་འང་སྐྱོ་ཟེར་དོ་བཟུམ།དེ་རྫོང་ཁའི་ནང་ཡང་མ་གཏོགས་མི་འཇུག་སེམས་དགའ་ཡང་དགའ་ཡི་འུ་སྡུག་ཡང་སྡུག་ཅི་ཟེར་དོ་བཟུམ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མ།</text:p>
          </table:table-cell>
          <table:table-cell table:style-name="ce1" office:value-type="string">
            <text:p>/hham/</text:p>
          </table:table-cell>
          <table:table-cell office:value-type="string">
            <text:p>(མིང་/ཕྲད་)</text:p>
          </table:table-cell>
          <table:table-cell office:value-type="string">
            <text:p>༡སེམས་ཅན་འ་དོམ་གྱི་མིང་བསྡུས་ཏེ་སླབ་ཐངས་ཅིག།༢སུམ་རྟགས་ཀྱི་འབྱེད་སྡུད་ཀྱི་ཕྲ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མ་འོམ།</text:p>
          </table:table-cell>
          <table:table-cell table:style-name="ce1" office:value-type="string">
            <text:p>/hham hhom/</text:p>
          </table:table-cell>
          <table:table-cell office:value-type="string">
            <text:p>(བྱ་ཁྱད་)</text:p>
          </table:table-cell>
          <table:table-cell office:value-type="string">
            <text:p>ཚེམ་འམ་འོམ་ཅིག་ལཱ་འམ་འོམ་ཅིག་ཟེར་དོ་བཟུམ་ལཱ་ཞུན་མ་དག་པ།ཕྱེད་དག་ཀོ་དག་ཅིག་ག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མོ།</text:p>
          </table:table-cell>
          <table:table-cell table:style-name="ce1" office:value-type="string">
            <text:p>/hham</text:p>
          </table:table-cell>
          <table:table-cell office:value-type="string">
            <text:p>(མིང་)</text:p>
          </table:table-cell>
          <table:table-cell office:value-type="string">
            <text:p>གཅན་གཟན་འམོ་ཟེར་བར་ཚག་བསྡུ་བ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ར་འུར།</text:p>
          </table:table-cell>
          <table:table-cell table:style-name="ce1" office:value-type="string">
            <text:p>/hhar hhur/</text:p>
          </table:table-cell>
          <table:table-cell office:value-type="string">
            <text:p>(བྱ་ཁྱད་)</text:p>
          </table:table-cell>
          <table:table-cell office:value-type="string">
            <text:p>༡ལཱ་འར་འུར་སྦེ་འབད་ཟེར་བ་ཅིན་ལཱ་ཚ་ངེར་བཏོན་ཏེ་འབད་ཟེར་བའི་དོན་དང་༢དུས་འར་འུར་དུས་གཞི་སྐྱིད་ཏོང་ཏོ་མེདཔ་དང་༣མི་འར་འུར་ཟེར་བ་ཅིན་མི་སྤྱོད་ལམ་ཟབ་ཏོག་ཏོ་མེདཔ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ས་འཕུལ།</text:p>
          </table:table-cell>
          <table:table-cell table:style-name="ce1" office:value-type="string">
            <text:p>/hhe phuel/</text:p>
          </table:table-cell>
          <table:table-cell office:value-type="string">
            <text:p>(མིང་)</text:p>
          </table:table-cell>
          <table:table-cell office:value-type="string">
            <text:p>མིང་གཞིའི་ཡི་གུ་ལུ་སྔོན་འཇུག་འ་གིས་འཕུལ་བའི་རིགས་དཔེར་ན་འདོད་འགྱོ་འཆང་འཕྲུལ་ཚུ་བཟུམ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ི།</text:p>
          </table:table-cell>
          <table:table-cell table:style-name="ce1" office:value-type="string">
            <text:p>/hhi/</text:p>
          </table:table-cell>
          <table:table-cell office:value-type="string">
            <text:p>(ཕྲད་)</text:p>
          </table:table-cell>
          <table:table-cell office:value-type="string">
            <text:p>རྣམ་དབྱེ་དྲུག་པའི་འབྲེལ་སྒྲའི་རྐྱེན།དཔེར་ན་ཁོའི་ཅ་ལ་ཨ་པའི་བུ་ངེའི་སྤུན་མཆེད་ཟེར་དོ་བཟུམ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ིས།</text:p>
          </table:table-cell>
          <table:table-cell table:style-name="ce1" office:value-type="string">
            <text:p>/hhi/</text:p>
          </table:table-cell>
          <table:table-cell office:value-type="string">
            <text:p>(ཕྲད་)</text:p>
          </table:table-cell>
          <table:table-cell office:value-type="string">
            <text:p>རྣམ་དབྱེ་གསུམ་པའི་རྐྱེན་འ་དང་མཐའ་མེད་ལུ་ཐོབ་པའི་བྱེད་སྒྲ།དེང་སང་འི་བསྡུས་ཏེ་ས་རྐྱངམ་གཅིག་སྦྱརཝ་ཨིན།དཔེར་ན་བླ་མས་གསུངས།ཀ་བས་བཏེག་བཟུམ་ལུ་གོ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།</text:p>
          </table:table-cell>
          <table:table-cell table:style-name="ce1" office:value-type="string">
            <text:p>/hhu/</text:p>
          </table:table-cell>
          <table:table-cell office:value-type="string">
            <text:p>(མིང་མཐའ་)</text:p>
          </table:table-cell>
          <table:table-cell office:value-type="string">
            <text:p>བའི་བོའུ་ཅུང་རྟའི་རྟིའུ་ཅུང་ནོའུ་གཅུང་མེ་ཏོག་གི་ཟེའུ་འབྲུ་མིའི་ཁྱེའུ་མདའི་མདེའུ་ཚུ་ཆུང་ཀུའི་དོན་སྟོན་ནི་དང་མིང་མཐའ་ལུ་འཇུགཔ་ཨ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་བཀལ།</text:p>
          </table:table-cell>
          <table:table-cell table:style-name="ce1" office:value-type="string">
            <text:p>/hhu kel/</text:p>
          </table:table-cell>
          <table:table-cell office:value-type="string">
            <text:p>(བྱ་ཚིག་)</text:p>
          </table:table-cell>
          <table:table-cell office:value-type="string">
            <text:p>ཕོ་དང་མོ་གཅིག་གིས་གཅིག་ལུ་སེམས་ཀྱི་བརྩེ་བ་དང་ཆགས་པའི་རྟགས་ལུ་ཁར་འུ་བཀལ་ན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་ཆུ།</text:p>
          </table:table-cell>
          <table:table-cell table:style-name="ce1" office:value-type="string">
            <text:p>/hhu chu/</text:p>
          </table:table-cell>
          <table:table-cell office:value-type="string">
            <text:p>(མིང་)</text:p>
          </table:table-cell>
          <table:table-cell office:value-type="string">
            <text:p>སྤ་རོ་གི་གཡུས་ཅིག་གི་མིང༌།ཝ་ཆུ་ལས་སྒྲ་ཉམས་པ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་ཆུ་པའི་གཞས།</text:p>
          </table:table-cell>
          <table:table-cell table:style-name="ce1" office:value-type="string">
            <text:p>/hhu chu pai zhe/</text:p>
          </table:table-cell>
          <table:table-cell office:value-type="string">
            <text:p>(མིང་)</text:p>
          </table:table-cell>
          <table:table-cell office:value-type="string">
            <text:p>སྤ་རོ་འུ་ཆུ་ལས་དར་བའི་གཞས་ཡོངས་གྲགས་ཅན་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་ཐུག</text:p>
          </table:table-cell>
          <table:table-cell table:style-name="ce1" office:value-type="string">
            <text:p>/hhu thu</text:p>
          </table:table-cell>
          <table:table-cell office:value-type="string">
            <text:p>(མིང་)</text:p>
          </table:table-cell>
          <table:table-cell office:value-type="string">
            <text:p>བྱ་བ་ཟད་པ།ཐབས་ཤེས་རྫོགས་པ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་དུང༌།</text:p>
          </table:table-cell>
          <table:table-cell table:style-name="ce1" office:value-type="string">
            <text:p>/hhu dung/</text:p>
          </table:table-cell>
          <table:table-cell office:value-type="string">
            <text:p>(མིང་)</text:p>
          </table:table-cell>
          <table:table-cell office:value-type="string">
            <text:p>ཐགས་ཆས་ཚུ་ལས་ཐགས་ཀྱི་ཧང་གི་ཅ་ཆས་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་དུམ་བཙན།</text:p>
          </table:table-cell>
          <table:table-cell table:style-name="ce1" office:value-type="string">
            <text:p>/hhu dum tsen/</text:p>
          </table:table-cell>
          <table:table-cell office:value-type="string">
            <text:p>(མིང་)</text:p>
          </table:table-cell>
          <table:table-cell office:value-type="string">
            <text:p>བོད་ཀྱི་རྒྱལཔོ་གླང་དར་མ་གི་མིང༌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་སྡུག</text:p>
          </table:table-cell>
          <table:table-cell table:style-name="ce1" office:value-type="string">
            <text:p>/hhu du/</text:p>
          </table:table-cell>
          <table:table-cell office:value-type="string">
            <text:p>(བྱ་ཁྱད་)</text:p>
          </table:table-cell>
          <table:table-cell office:value-type="string">
            <text:p>ལཱ་གནམ་མེད་ས་མེད་འབད་དེ་ཐང་ཆད་པའི་དོན་འུ་སྡུག་དང་དོན་འད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་སྡུག་སྡུགཔ།</text:p>
          </table:table-cell>
          <table:table-cell table:style-name="ce1" office:value-type="string">
            <text:p>/hhu du dup/</text:p>
          </table:table-cell>
          <table:table-cell office:value-type="string">
            <text:p>(བྱ་ཁྱད་)</text:p>
          </table:table-cell>
          <table:table-cell office:value-type="string">
            <text:p>༡འུ་སྡུག་ཐང་ཆདཔ།༢སྐྱིད་སྡུག་ཕོག་ཕོགཔ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་སྡུག་སི་སི།</text:p>
          </table:table-cell>
          <table:table-cell table:style-name="ce1" office:value-type="string">
            <text:p>/hhu du si si/</text:p>
          </table:table-cell>
          <table:table-cell office:value-type="string">
            <text:p>(བྱ་ཁྱད་)</text:p>
          </table:table-cell>
          <table:table-cell office:value-type="string">
            <text:p>འུ་སྡུག་པའི་ཁྱད་ཚིག་ཅིག་དཔེར་ན་ལཱ་ལེ་ཤ་འབད་དེ་འུ་སྡུག་ཅི་ཟེར་དོ་བཟུམ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་རུ་རུ།</text:p>
          </table:table-cell>
          <table:table-cell table:style-name="ce1" office:value-type="string">
            <text:p>/hhu ri ri/</text:p>
          </table:table-cell>
          <table:table-cell office:value-type="string">
            <text:p>(བྱ་ཁྱད་)</text:p>
          </table:table-cell>
          <table:table-cell office:value-type="string">
            <text:p>སྐད་ཀྱི་འུར་སྒྲའི་བྱེ་བྲག་ཅིག།མེ་འུ་རུ་བཏང་སྟེ་འབར་དེས་ཟེར་དོ་བཟུམ།སྦྱངམ་ཚུ་འུ་རུ་རུ་བཏང་འཕུར་དེས།བཛྲ་གུ་རུ་འུ་རུ་རུ་བཏང་བགྱང་དེ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་ལག</text:p>
          </table:table-cell>
          <table:table-cell table:style-name="ce1" office:value-type="string">
            <text:p>/hhu la/</text:p>
          </table:table-cell>
          <table:table-cell office:value-type="string">
            <text:p>(མིང་)</text:p>
          </table:table-cell>
          <table:table-cell office:value-type="string">
            <text:p>སྐྱེལ་དགོ་པའི་དོས་ཀྱི་མིང༌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་ལགཔ།</text:p>
          </table:table-cell>
          <table:table-cell table:style-name="ce1" office:value-type="string">
            <text:p>/hhu lap/</text:p>
          </table:table-cell>
          <table:table-cell office:value-type="string">
            <text:p>(མིང་)</text:p>
          </table:table-cell>
          <table:table-cell office:value-type="string">
            <text:p>དོས་འབག་འགྱོ་མིའི་མ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་ཤང་རྡོའི་ལྷ་ཁང༌།</text:p>
          </table:table-cell>
          <table:table-cell table:style-name="ce1" office:value-type="string">
            <text:p>/hhu shang doi llha khang/</text:p>
          </table:table-cell>
          <table:table-cell office:value-type="string">
            <text:p>(མིང་)</text:p>
          </table:table-cell>
          <table:table-cell office:value-type="string">
            <text:p>བོད་ཀྱི་རྒྱལ་པོ་ཁྲི་རལ་པ་ཅན་གྱིས་བཞེངས་པའི་གཙུག་ལག་ཁང་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ག</text:p>
          </table:table-cell>
          <table:table-cell table:style-name="ce1" office:value-type="string">
            <text:p>/hhu/</text:p>
          </table:table-cell>
          <table:table-cell office:value-type="string">
            <text:p>(སྒྲ)</text:p>
          </table:table-cell>
          <table:table-cell office:value-type="string">
            <text:p>༡སྒྲའི་བྱེ་བྲགམདའ་འདི་ངེའི་རྣམ་ཅོག་རྩ་བ་ལས་རང་འུག་བཏང་སྟེ་ཡ་སོ་ཡི་ཟེར་དོ་བཟུམ་དང༌།༢འུག་པའི་མིང་བསྡུས་ཏེ་སླབ་ཚུལ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ག་སྒྲོ།</text:p>
          </table:table-cell>
          <table:table-cell table:style-name="ce1" office:value-type="string">
            <text:p>/hhug dro</text:p>
          </table:table-cell>
          <table:table-cell/>
          <table:table-cell office:value-type="string">
            <text:p>བྱ་འུག་པའི་གཤོག་སྒྲོ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ག་ཆུང༌།</text:p>
          </table:table-cell>
          <table:table-cell table:style-name="ce1" office:value-type="string">
            <text:p>/hhug chung</text:p>
          </table:table-cell>
          <table:table-cell office:value-type="string">
            <text:p>(མིང་)</text:p>
          </table:table-cell>
          <table:table-cell office:value-type="string">
            <text:p>བྱ་འུག་པ་ཆུང་ཀུ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ག་པ།</text:p>
          </table:table-cell>
          <table:table-cell table:style-name="ce1" office:value-type="string">
            <text:p>/hhug pa/</text:p>
          </table:table-cell>
          <table:table-cell office:value-type="string">
            <text:p>(མིང་)</text:p>
          </table:table-cell>
          <table:table-cell office:value-type="string">
            <text:p>ཉིམ་ཤརཝ་ད་མིག་གིས་མ་མཐོང་པའི་བྱ་འུག་པ།ལྟས་ངན་འུག་པ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ག་རྫ།</text:p>
          </table:table-cell>
          <table:table-cell table:style-name="ce1" office:value-type="string">
            <text:p>/hhug dza/</text:p>
          </table:table-cell>
          <table:table-cell office:value-type="string">
            <text:p>(མིང་)</text:p>
          </table:table-cell>
          <table:table-cell office:value-type="string">
            <text:p>ཤིང་གི་རྫ་ཁྲ་འུག་པའི་མིག་ཏོ་བཟུམ་ཡོད་མི་ཅིགརྫ་ལེགས་ཤོམ་གྱི་གྲས་ལས་ཅིག་ཨ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གཔ།</text:p>
          </table:table-cell>
          <table:table-cell table:style-name="ce1" office:value-type="string">
            <text:p>/hhup/</text:p>
          </table:table-cell>
          <table:table-cell office:value-type="string">
            <text:p>(མིང་)</text:p>
          </table:table-cell>
          <table:table-cell office:value-type="string">
            <text:p>མིང་མཐའ་བསྡུས་པ།བྱ་འུགཔ་སྐད་རྐྱབ་དེས་འུགཔ་གཅིག་འཕུར་ཡར་སོ་ཡ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ར།</text:p>
          </table:table-cell>
          <table:table-cell table:style-name="ce1" office:value-type="string">
            <text:p>/hhur/</text:p>
          </table:table-cell>
          <table:table-cell office:value-type="string">
            <text:p>(མིང་ཁྱད་)</text:p>
          </table:table-cell>
          <table:table-cell office:value-type="string">
            <text:p>༡སྒྲའི་བྱེ་བྲག༢སྤྲོ་བ་ལོང་ན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ར་བསྐྱོད།</text:p>
          </table:table-cell>
          <table:table-cell table:style-name="ce1" office:value-type="string">
            <text:p>/hhur choe/</text:p>
          </table:table-cell>
          <table:table-cell office:value-type="string">
            <text:p>(བྱ་ཁྱད་)</text:p>
          </table:table-cell>
          <table:table-cell office:value-type="string">
            <text:p>འུ་རུ་རུ་བཏང་ཚ་ངེར་བཏོན་འགྱོ་ན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ར་འགྲོས།</text:p>
          </table:table-cell>
          <table:table-cell table:style-name="ce1" office:value-type="string">
            <text:p>/hhur droe/</text:p>
          </table:table-cell>
          <table:table-cell office:value-type="string">
            <text:p>(བྱ་ཁྱད་)</text:p>
          </table:table-cell>
          <table:table-cell office:value-type="string">
            <text:p>འུར་བསྐྱོད་དང་དོན་ག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ར་སྒྲ།</text:p>
          </table:table-cell>
          <table:table-cell table:style-name="ce1" office:value-type="string">
            <text:p>/hhur dra/</text:p>
          </table:table-cell>
          <table:table-cell office:value-type="string">
            <text:p>(མིང་)</text:p>
          </table:table-cell>
          <table:table-cell office:value-type="string">
            <text:p>༡སྐད་ཀྱི་འུར་སྒྲ་སྒྲ་ཙམ་གྱི་སྦྱོར་བ།༢སྐད་གྲགས་ཀྱི་དོན་དཔེར་ན་འུར་སྒྲ་དིང་དིང་ཚུ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ར་སྒྲ་དིར་དིར།</text:p>
          </table:table-cell>
          <table:table-cell table:style-name="ce1" office:value-type="string">
            <text:p>/hhur dra dir dir</text:p>
          </table:table-cell>
          <table:table-cell office:value-type="string">
            <text:p>(མིང་ཁྱད་)</text:p>
          </table:table-cell>
          <table:table-cell office:value-type="string">
            <text:p>སྐད་གྲགས་སྦོམ་ཡོད་པ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ར་གཏམ།</text:p>
          </table:table-cell>
          <table:table-cell table:style-name="ce1" office:value-type="string">
            <text:p>/hhur tam/</text:p>
          </table:table-cell>
          <table:table-cell office:value-type="string">
            <text:p>(མིང་)</text:p>
          </table:table-cell>
          <table:table-cell office:value-type="string">
            <text:p>དོན་ངོ་མ་གུ་ཐེབས་བཀལ་ཏེ་འུར་སྒྲ་བཟོ་བའི་བློ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ར་ཐག</text:p>
          </table:table-cell>
          <table:table-cell table:style-name="ce1" office:value-type="string">
            <text:p>/hhur tha</text:p>
          </table:table-cell>
          <table:table-cell office:value-type="string">
            <text:p>(མིང་)</text:p>
          </table:table-cell>
          <table:table-cell office:value-type="string">
            <text:p>རྡོ་གཡུག་བཀོ་ནི་གི་དོན་ལུ་རྩིད་སྐུད་ལྷག་སྟེ་བཟོ་བཟོ་བའི་འུར་ཐ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ར་འཐབ།</text:p>
          </table:table-cell>
          <table:table-cell table:style-name="ce1" office:value-type="string">
            <text:p>/hhur thab/</text:p>
          </table:table-cell>
          <table:table-cell office:value-type="string">
            <text:p>(བྱ་ཁྱད་)</text:p>
          </table:table-cell>
          <table:table-cell office:value-type="string">
            <text:p>འཚབ་འཚབ་འབད་བའི་དོན།འུར་བྱེལ་འཐབ་པ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ར་རྡོ་ཆུ་མིག་དགུ་སྒྲིལ།</text:p>
          </table:table-cell>
          <table:table-cell table:style-name="ce1" office:value-type="string">
            <text:p>/hhur do chu mig gu dril/</text:p>
          </table:table-cell>
          <table:table-cell office:value-type="string">
            <text:p>(མིང་)</text:p>
          </table:table-cell>
          <table:table-cell office:value-type="string">
            <text:p>སྐུདཔ་དཀརཔོ་དང་གནགཔོ་སླ་བསྲེས་ཞིན་ན་ལུང་མིག་དགུ་ཡོདཔ་བཟོ་བའི་འུར་ཐ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ར་རྡོ།</text:p>
          </table:table-cell>
          <table:table-cell table:style-name="ce1" office:value-type="string">
            <text:p>/hhur do/</text:p>
          </table:table-cell>
          <table:table-cell office:value-type="string">
            <text:p>(མིང་)</text:p>
          </table:table-cell>
          <table:table-cell office:value-type="string">
            <text:p>འུར་ཐག་གིས་བཀོ་ནི་གི་རྡོ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ར་བྱེལ།</text:p>
          </table:table-cell>
          <table:table-cell table:style-name="ce1" office:value-type="string">
            <text:p>/hhur jel/</text:p>
          </table:table-cell>
          <table:table-cell office:value-type="string">
            <text:p>(བྱ་ཁྱད་)</text:p>
          </table:table-cell>
          <table:table-cell office:value-type="string">
            <text:p>བྱེལཝ་ཟིང་བའི་དོན།འུར་འཐབ་པའི་བྱེལཝ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ཟུར་ཟིང༌།</text:p>
          </table:table-cell>
          <table:table-cell table:style-name="ce1" office:value-type="string">
            <text:p>/zur zing/</text:p>
          </table:table-cell>
          <table:table-cell office:value-type="string">
            <text:p>(བྱ་ཁྱད་)</text:p>
          </table:table-cell>
          <table:table-cell office:value-type="string">
            <text:p>འུར་བྱེལ་དང་དོན་ག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ར་འུར་ཆེམ་ཆེམ།</text:p>
          </table:table-cell>
          <table:table-cell table:style-name="ce1" office:value-type="string">
            <text:p>/hhur hhur chem chem/</text:p>
          </table:table-cell>
          <table:table-cell office:value-type="string">
            <text:p>(མིང་)</text:p>
          </table:table-cell>
          <table:table-cell office:value-type="string">
            <text:p>སྒྲའི་བྱེ་བྲག་ཆོ་ག་བཏངམ་ད་དུང་རྒྱ་གླིང་དང་རོལ་མོ་དྲིལ་བུ་ཚུ་གི་སྐ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ར་རུ་རུ།</text:p>
          </table:table-cell>
          <table:table-cell table:style-name="ce1" office:value-type="string">
            <text:p>/hhur ru ru/</text:p>
          </table:table-cell>
          <table:table-cell office:value-type="string">
            <text:p>(བྱ་ཁྱད་)</text:p>
          </table:table-cell>
          <table:table-cell office:value-type="string">
            <text:p>༡སྒྲ་དང་རོལ་མོ་མང་པོ་འུར་རུ་རུ།ཟེར་གསུངས་དོ་བཟུམ་སྒྲ་སྒྲོག་ཚུལ་གྱི་ཁྱད་པར་ཅིག་ཨིན།༢བྱེལ་བྱ་འཚུབས་དྲགས་འབད་ཡོད་པའི་དོན།ད་རེས་ཁྱིམ་འདི་ནང་བྱེལཝ་འུར་རུ་རུ་འདུག་ཟེར་དོ་བཟུམ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ར་ལཱ།</text:p>
          </table:table-cell>
          <table:table-cell table:style-name="ce1" office:value-type="string">
            <text:p>/hhur la/</text:p>
          </table:table-cell>
          <table:table-cell office:value-type="string">
            <text:p>(མིང་)</text:p>
          </table:table-cell>
          <table:table-cell office:value-type="string">
            <text:p>གཞུང་དང་དམངས་ཀྱི་དོན་ལུ་འབད་ནི་གི་ལཱ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ར་ལཱཔ།</text:p>
          </table:table-cell>
          <table:table-cell table:style-name="ce1" office:value-type="string">
            <text:p>/hhur lap/</text:p>
          </table:table-cell>
          <table:table-cell office:value-type="string">
            <text:p>(མིང་)</text:p>
          </table:table-cell>
          <table:table-cell office:value-type="string">
            <text:p>འུར་ལཱ་རྒྱུག་མི།རྒྱལ་ཡོངས་ལས་མི་གི་ལཱ་འབད་མ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ར་ལངས།</text:p>
          </table:table-cell>
          <table:table-cell table:style-name="ce1" office:value-type="string">
            <text:p>/hhur lang/</text:p>
          </table:table-cell>
          <table:table-cell office:value-type="string">
            <text:p>(མིང་)</text:p>
          </table:table-cell>
          <table:table-cell office:value-type="string">
            <text:p>༡སྤྲོ་ཤུགས་ལང་བའི་དོན།ཐེངས་འཕོ་ཅིག་འུར་ལངས་པའི་བསྒང་ལས་ལཱ་འདིི་མཇུག་བསྡུ་བཏང་ད་ཡི་ཟེར་དོ་བཟུམ།༢བྱེལཝ་ལང་མི་ལུ་ཡང་གོ་ནི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ར་ལཱ་པའི་སྒར།</text:p>
          </table:table-cell>
          <table:table-cell table:style-name="ce1" office:value-type="string">
            <text:p>/hhur la pai gar/</text:p>
          </table:table-cell>
          <table:table-cell office:value-type="string">
            <text:p>(མིང་)</text:p>
          </table:table-cell>
          <table:table-cell office:value-type="string">
            <text:p>འུར་ལཱ་པ་ཚུ་སྡོད་སའི་སྒར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ུར་ཤོབ།</text:p>
          </table:table-cell>
          <table:table-cell table:style-name="ce1" office:value-type="string">
            <text:p>/hhur shob/</text:p>
          </table:table-cell>
          <table:table-cell office:value-type="string">
            <text:p>(མིང་)</text:p>
          </table:table-cell>
          <table:table-cell office:value-type="string">
            <text:p>འུར་གཏམ་དང་དོན་ག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ེ།</text:p>
          </table:table-cell>
          <table:table-cell table:style-name="ce1" office:value-type="string">
            <text:p>/hhe/</text:p>
          </table:table-cell>
          <table:table-cell office:value-type="string">
            <text:p>(མིང་)</text:p>
          </table:table-cell>
          <table:table-cell office:value-type="string">
            <text:p>དབྱངས་ཀྱི་བྱེ་བྲག་ཅིག་ཨ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།</text:p>
          </table:table-cell>
          <table:table-cell table:style-name="ce1" office:value-type="string">
            <text:p>/hho/</text:p>
          </table:table-cell>
          <table:table-cell office:value-type="string">
            <text:p>(ཕྲད་)</text:p>
          </table:table-cell>
          <table:table-cell office:value-type="string">
            <text:p>༡སླར་བསྡུའི་ཕྲད་ཨིན་པསའོ།མེན་པསའོ།༢སེམས་ཚོར་སྟོན་པའི་འབོད་སྒྲ།འོ་ཡ་འོ་ལགས་སོ་འོ་ཡ་ཡ་ཟེར་མིང་ཚིག་གི་ཧེ་མ་ཡང་འཇུག་ནི་ལེ་ཤ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་བརྒྱལ།</text:p>
          </table:table-cell>
          <table:table-cell table:style-name="ce1" office:value-type="string">
            <text:p>/hho jel/</text:p>
          </table:table-cell>
          <table:table-cell office:value-type="string">
            <text:p>(བྱ་ཁྱད་)</text:p>
          </table:table-cell>
          <table:table-cell office:value-type="string">
            <text:p>འུ་སྡུག་པའི་ཞེ་ས།དྲགོས་འོ་བརྒྱལ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་འཐུང་སྲོག་ཆགས།</text:p>
          </table:table-cell>
          <table:table-cell table:style-name="ce1" office:value-type="string">
            <text:p>/hho thung sog cha/</text:p>
          </table:table-cell>
          <table:table-cell office:value-type="string">
            <text:p>(མིང་)</text:p>
          </table:table-cell>
          <table:table-cell office:value-type="string">
            <text:p>ཨོམ་འཐུང་མི་སྲོག་ཆགས་ཀྱི་རིག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་ན།</text:p>
          </table:table-cell>
          <table:table-cell table:style-name="ce1" office:value-type="string">
            <text:p>/hho na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དེ་འབད་བ་ཅིན་ཟེར་བ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་སྣོད།</text:p>
          </table:table-cell>
          <table:table-cell table:style-name="ce1" office:value-type="string">
            <text:p>/hho noe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ཨོམ་བླུགས་སའི་ཧོད་ཆ།ཨོམ་གྱི་སྣ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་སྤྲིས།</text:p>
          </table:table-cell>
          <table:table-cell table:style-name="ce1" office:value-type="string">
            <text:p>/hho tri/</text:p>
          </table:table-cell>
          <table:table-cell office:value-type="string">
            <text:p>(མིང་)</text:p>
          </table:table-cell>
          <table:table-cell office:value-type="string">
            <text:p>ཨོམ་གྱི་ཁ་ལས་ཕར་ཆགས་མི་ཞ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་མ།</text:p>
          </table:table-cell>
          <table:table-cell table:style-name="ce1" office:value-type="string">
            <text:p>/hho ma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བ་ལས་བཞོ་བའི་ཨོམ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་རྩམ།</text:p>
          </table:table-cell>
          <table:table-cell table:style-name="ce1" office:value-type="string">
            <text:p>/hho tsam/</text:p>
          </table:table-cell>
          <table:table-cell office:value-type="string">
            <text:p>(མིང་)</text:p>
          </table:table-cell>
          <table:table-cell office:value-type="string">
            <text:p>ཨོ་ཕྱེ་གི་མིང༌།ཨོ་རྩམ་ཟེར་ཡང་སླབ་ཨ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་ཞོ།</text:p>
          </table:table-cell>
          <table:table-cell table:style-name="ce1" office:value-type="string">
            <text:p>/hho zho/</text:p>
          </table:table-cell>
          <table:table-cell office:value-type="string">
            <text:p>(མིང་)</text:p>
          </table:table-cell>
          <table:table-cell office:value-type="string">
            <text:p>ཨོམ་མར་མ་བཏོན་པར་ཧལ་བཞག་པའི་ཨོ་ཞོ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་ཟོ།</text:p>
          </table:table-cell>
          <table:table-cell table:style-name="ce1" office:value-type="string">
            <text:p>/hho zo/</text:p>
          </table:table-cell>
          <table:table-cell office:value-type="string">
            <text:p>(མིང་)</text:p>
          </table:table-cell>
          <table:table-cell office:value-type="string">
            <text:p>ཨོམ་འདེགས་སའི་ཟོ་ཨོ་ཟོ་དང་དོན་ག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་འོ།</text:p>
          </table:table-cell>
          <table:table-cell table:style-name="ce1" office:value-type="string">
            <text:p>/hho hho/</text:p>
          </table:table-cell>
          <table:table-cell office:value-type="string">
            <text:p>(མིང་)</text:p>
          </table:table-cell>
          <table:table-cell office:value-type="string">
            <text:p>བཏུབ་པས་བཏུབ་པས་འགྲིགས་འགྲིགས་ཟེར་བའི་དོན།བཏུབ་པས་ཟེར་བ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་ཡ།</text:p>
          </table:table-cell>
          <table:table-cell table:style-name="ce1" office:value-type="string">
            <text:p>/hho ya/</text:p>
          </table:table-cell>
          <table:table-cell office:value-type="string">
            <text:p>(མིང་)</text:p>
          </table:table-cell>
          <table:table-cell office:value-type="string">
            <text:p>ལགས་སོ་ཟེར་བ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་ལོག</text:p>
          </table:table-cell>
          <table:table-cell table:style-name="ce1" office:value-type="string">
            <text:p>/hho log/</text:p>
          </table:table-cell>
          <table:table-cell office:value-type="string">
            <text:p>(མིང་)</text:p>
          </table:table-cell>
          <table:table-cell office:value-type="string">
            <text:p>ཉིནམ་གཅིག་ལུ་ཕར་འགྱོ་ཞིན་ན་ལོག་འཁོར་བ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་ལོག་འཁོར་ཚད།</text:p>
          </table:table-cell>
          <table:table-cell table:style-name="ce1" office:value-type="string">
            <text:p>/hho log khor tshe/</text:p>
          </table:table-cell>
          <table:table-cell office:value-type="string">
            <text:p>(མིང་)</text:p>
          </table:table-cell>
          <table:table-cell office:value-type="string">
            <text:p>ཡང་བསྐྱར་ཟེར་བ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ག</text:p>
          </table:table-cell>
          <table:table-cell table:style-name="ce1" office:value-type="string">
            <text:p>/hhog/</text:p>
          </table:table-cell>
          <table:table-cell office:value-type="string">
            <text:p>(མིང་)</text:p>
          </table:table-cell>
          <table:table-cell office:value-type="string">
            <text:p>སྟེང་མེན་པའི་འོག་འོག་ཐོག་འོག་མམ་འོག་ལུ་འོག་གི་ཟེར་དོ་བཟུམ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ག་ཁང༌།</text:p>
          </table:table-cell>
          <table:table-cell table:style-name="ce1" office:value-type="string">
            <text:p>/hhog khang/</text:p>
          </table:table-cell>
          <table:table-cell office:value-type="string">
            <text:p>(མིང་)</text:p>
          </table:table-cell>
          <table:table-cell office:value-type="string">
            <text:p>ཨོ་ཀ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ག་འགྱུ།</text:p>
          </table:table-cell>
          <table:table-cell table:style-name="ce1" office:value-type="string">
            <text:p>/hhog ju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རྣམ་རྟོག་འོག་འགྱུ་ཟེར་མི་འདི་རང་གིས་མ་ཚོར་བའི་བར་ན་སེམས་ཀྱིས་མནོ་བསམ་གཞན་བཏང་སྟེ་འགྱོ་མི་ལུ་གོ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ག་སྒོ</text:p>
          </table:table-cell>
          <table:table-cell table:style-name="ce1" office:value-type="string">
            <text:p>/hhog go/</text:p>
          </table:table-cell>
          <table:table-cell office:value-type="string">
            <text:p>(མིང་)</text:p>
          </table:table-cell>
          <table:table-cell office:value-type="string">
            <text:p>༡ཁྱིམ་འོག་ཐོག་གི་སྒོ་ཨོག་ཀ་གི་སྒོ་ཚུ་༢ཨུབ་ལུ་ཡང་ཆོས་སྐད་ལས་འོག་སྒོ་ཟེར་སླབ་ཨ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ག་རྒྱུ།</text:p>
          </table:table-cell>
          <table:table-cell table:style-name="ce1" office:value-type="string">
            <text:p>/hhog ju/</text:p>
          </table:table-cell>
          <table:table-cell office:value-type="string">
            <text:p>(མིང་)</text:p>
          </table:table-cell>
          <table:table-cell office:value-type="string">
            <text:p>༡ལོ་བཅུ་ཐམ་འོག་རྒྱུ་ལོ་བཅོ་ལྔ་འོག་རྒྱུ་༢མཚམས་རྡོ་འདི་གི་འོག་རྒྱུ་༣བྱག་འདི་གི་འོག་རྒྱུ་ཟེར་མར་བཅད་ཟེར་བ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ག་བཏེགསམ།</text:p>
          </table:table-cell>
          <table:table-cell table:style-name="ce1" office:value-type="string">
            <text:p>/hhog tem/</text:p>
          </table:table-cell>
          <table:table-cell office:value-type="string">
            <text:p>(མིང་)</text:p>
          </table:table-cell>
          <table:table-cell office:value-type="string">
            <text:p>འོག་ལས་ཡར་བཏེགས་པའི་མིང༌།འདོད་སྤྱོད་འབདཝ་ད་ཨམ་སྲུ་གིས་འོག་ལས་ཡར་བཏེགས་མི་ལུ་གོ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ག་སྟེགས།</text:p>
          </table:table-cell>
          <table:table-cell table:style-name="ce1" office:value-type="string">
            <text:p>/hhog te/</text:p>
          </table:table-cell>
          <table:table-cell office:value-type="string">
            <text:p>(མིང་)</text:p>
          </table:table-cell>
          <table:table-cell office:value-type="string">
            <text:p>འོག་ལུ་ཡོད་པའི་སྟེགས་ཁྲི་ཚུ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ག་སྟན།</text:p>
          </table:table-cell>
          <table:table-cell table:style-name="ce1" office:value-type="string">
            <text:p>/hhog ten/</text:p>
          </table:table-cell>
          <table:table-cell office:value-type="string">
            <text:p>(མིང་)</text:p>
          </table:table-cell>
          <table:table-cell office:value-type="string">
            <text:p>འོག་ལུ་འཐིང་ནི་གི་གད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ག་ཐིག</text:p>
          </table:table-cell>
          <table:table-cell table:style-name="ce1" office:value-type="string">
            <text:p>/hhog thi/</text:p>
          </table:table-cell>
          <table:table-cell office:value-type="string">
            <text:p>(མིང་)</text:p>
          </table:table-cell>
          <table:table-cell office:value-type="string">
            <text:p>ཡི་གུའི་འོག་ལས་ཕར་རྐྱབ་མི་གི་ཐ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ག་ཐོག</text:p>
          </table:table-cell>
          <table:table-cell table:style-name="ce1" office:value-type="string">
            <text:p>/hhog tho/</text:p>
          </table:table-cell>
          <table:table-cell office:value-type="string">
            <text:p>(མིང་)</text:p>
          </table:table-cell>
          <table:table-cell office:value-type="string">
            <text:p>སྟེང་ཐོག་འོག་ཐོག་ཟེར་ཡོད་པའི་ནང་ལས་ཁྱིམ་ཐོག་འོག་མམ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ག་གདན།</text:p>
          </table:table-cell>
          <table:table-cell table:style-name="ce1" office:value-type="string">
            <text:p>/hhog den/</text:p>
          </table:table-cell>
          <table:table-cell office:value-type="string">
            <text:p>(མིང་)</text:p>
          </table:table-cell>
          <table:table-cell office:value-type="string">
            <text:p>འོག་སྟན་དང་དོན་ག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ག་གདོན།</text:p>
          </table:table-cell>
          <table:table-cell table:style-name="ce1" office:value-type="string">
            <text:p>/hhog doen/</text:p>
          </table:table-cell>
          <table:table-cell office:value-type="string">
            <text:p>(མིང་)</text:p>
          </table:table-cell>
          <table:table-cell office:value-type="string">
            <text:p>ས་འོག་གི་གདོན་ཀླུ་དང་ས་བདག་གི་གནོད་པ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ག་འདེགས།</text:p>
          </table:table-cell>
          <table:table-cell table:style-name="ce1" office:value-type="string">
            <text:p>/hhog de</text:p>
          </table:table-cell>
          <table:table-cell office:value-type="string">
            <text:p>(མིང་)</text:p>
          </table:table-cell>
          <table:table-cell office:value-type="string">
            <text:p>འོག་ལས་ཡར་བཏེགས་མི་ཀ་བ་དང་འདོགས་ལ་སོགས་པ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ག་རྡོ།</text:p>
          </table:table-cell>
          <table:table-cell table:style-name="ce1" office:value-type="string">
            <text:p>/hhog do/</text:p>
          </table:table-cell>
          <table:table-cell office:value-type="string">
            <text:p>(མིང་)</text:p>
          </table:table-cell>
          <table:table-cell office:value-type="string">
            <text:p>༡མགར་བ་གིས་ལྕགས་བརྡུང་སའི་སྟན་པ་༢ཀ་ཆེན་འོག་གི་འོག་རྡོ་ཀ་བ་འགྱུར་གྱིས་དོགས་ནས།།ཀ་སྟན་རྡོ་ལ་བཅོལ་ཡོད།།བྱམས་པ་འགྱུར་གྱིས་དོགས་ནས།།མི་བཟང་དཔང་པོར་བཅོལ་ཡོད།།ཟེར་དོ་བཟུམ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ག་མ།</text:p>
          </table:table-cell>
          <table:table-cell table:style-name="ce1" office:value-type="string">
            <text:p>/hhog ma/</text:p>
          </table:table-cell>
          <table:table-cell office:value-type="string">
            <text:p>(མིང་)</text:p>
          </table:table-cell>
          <table:table-cell office:value-type="string">
            <text:p>མདོ་ཆེན་འོག་མ་བློན་པོ་འོག་མ་དྲུང་ཆེན་འོག་མ་ཟེར་དོ་བཟུམ་གོ་གནས་ཨང་གཉིས་པ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ག་མམ།</text:p>
          </table:table-cell>
          <table:table-cell table:style-name="ce1" office:value-type="string">
            <text:p>/hhog mam/</text:p>
          </table:table-cell>
          <table:table-cell office:value-type="string">
            <text:p>(མིང་)</text:p>
          </table:table-cell>
          <table:table-cell office:value-type="string">
            <text:p>འོག་ལུ་ཡོད་མི་གི་དངོས་པོའི་མིང༌།ཞིང་འོག་མམ་གྱལ་འོག་མམ་ཚུ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ག་མིག་ལྟ་བ།</text:p>
          </table:table-cell>
          <table:table-cell table:style-name="ce1" office:value-type="string">
            <text:p>/hhog mig ta wa</text:p>
          </table:table-cell>
          <table:table-cell office:value-type="string">
            <text:p>(མིང་)</text:p>
          </table:table-cell>
          <table:table-cell office:value-type="string">
            <text:p>མིག་ཏོ་འོག་མིག་ཤིག་ཤིག་འབད་བལྟཝ་མས་ཟེར་ཡིད་མ་མགུ་བའི་མིག་ཏོ་བལྟ་ཐངས་ཀྱི་རྣམ་འགྱུར་ཅིག་ཨ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ག་མིན།</text:p>
          </table:table-cell>
          <table:table-cell table:style-name="ce1" office:value-type="string">
            <text:p>/hhog min/</text:p>
          </table:table-cell>
          <table:table-cell office:value-type="string">
            <text:p>(མིང་)</text:p>
          </table:table-cell>
          <table:table-cell office:value-type="string">
            <text:p>སྟེང་ཕྱོགས་འོག་མིན་ཆོས་ཀྱི་དབྱིངས་ཀྱི་ཞིང་ཁམས་བཟུམ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ག་གཞི།</text:p>
          </table:table-cell>
          <table:table-cell table:style-name="ce1" office:value-type="string">
            <text:p>/hhog zhi/</text:p>
          </table:table-cell>
          <table:table-cell office:value-type="string">
            <text:p>(མིང་)</text:p>
          </table:table-cell>
          <table:table-cell office:value-type="string">
            <text:p>ས་གཞི་རྟེན་གཞི།འོག་གི་གཞི་རྟེན་ས་ཚུ།དཔེར་ན་འོག་གཞི་རླུང་རྡོ་རྗེ་རྒྱ་གྲམ་ཟེར་དོ་བཟུམ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ག་གཞིའི་དཀྱིལ་འཁོར།</text:p>
          </table:table-cell>
          <table:table-cell table:style-name="ce1" office:value-type="string">
            <text:p>/hhog zhii kil khor/</text:p>
          </table:table-cell>
          <table:table-cell office:value-type="string">
            <text:p>(མིང་)</text:p>
          </table:table-cell>
          <table:table-cell office:value-type="string">
            <text:p>འཛམ་གླིང་འོག་གི་ས་ཆུ་མེ་རླུང་བཞིའི་དཀྱིལ་འཁོར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ག་ཟངས།</text:p>
          </table:table-cell>
          <table:table-cell table:style-name="ce1" office:value-type="string">
            <text:p>/hhog zang/</text:p>
          </table:table-cell>
          <table:table-cell office:value-type="string">
            <text:p>(མིང་)</text:p>
          </table:table-cell>
          <table:table-cell office:value-type="string">
            <text:p>ཆང་ཨ་རག་བཀལཝ་ད་ཆང་གི་གླུམ་བླུགས་ཏེ་བཙོ་ས་གི་ཟངས།ཨར་ཟངས་དང་འོག་རྫ་ཟེར་ཡང་སླབ་འོང༌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ག་རླུང༌།</text:p>
          </table:table-cell>
          <table:table-cell table:style-name="ce1" office:value-type="string">
            <text:p>/hhog lung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༡ཨ་བུག་ནང་ལས་ཐོན་མི་ཕྱེན།༢འོག་ལས་རྒྱུ་བའི་རླུང༌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ག་ལམ།</text:p>
          </table:table-cell>
          <table:table-cell table:style-name="ce1" office:value-type="string">
            <text:p>/hhog lam/</text:p>
          </table:table-cell>
          <table:table-cell office:value-type="string">
            <text:p>(མིང་)</text:p>
          </table:table-cell>
          <table:table-cell office:value-type="string">
            <text:p>༡ཕོ་མོའི་ཨ་བུག་དང་ཨམ་སྲུའི་མོ་མཚན།༢འོག་ལས་མར་འཐོན་འགྱོ་སའི་ལམ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ག་ལུ།</text:p>
          </table:table-cell>
          <table:table-cell table:style-name="ce1" office:value-type="string">
            <text:p>/hhog lu/</text:p>
          </table:table-cell>
          <table:table-cell office:value-type="string">
            <text:p>(མིང་)</text:p>
          </table:table-cell>
          <table:table-cell office:value-type="string">
            <text:p>གདན་གྱི་འོག་ལུ་ཁྱིམ་གྱི་འོག་ལུ་ཟེར་དོ་བཟུམ་ལ་དོན་གྱི་སྦྱོར་ཚུལ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གམ།</text:p>
          </table:table-cell>
          <table:table-cell table:style-name="ce1" office:value-type="string">
            <text:p>/hhom/</text:p>
          </table:table-cell>
          <table:table-cell office:value-type="string">
            <text:p>(མིང་)</text:p>
          </table:table-cell>
          <table:table-cell office:value-type="string">
            <text:p>ཁྱིམ་འོགམ་ཐོག་འོགམ།འོག་མ་གི་མིང་མཐའ་བསྡུས་པ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ང༌།</text:p>
          </table:table-cell>
          <table:table-cell table:style-name="ce1" office:value-type="string">
            <text:p>/hhong/</text:p>
          </table:table-cell>
          <table:table-cell office:value-type="string">
            <text:p>(བྱ་ཚིག་)</text:p>
          </table:table-cell>
          <table:table-cell office:value-type="string">
            <text:p>༡ཚུར་འོང་ནི།༢བྱ་བ་འོང་ནི།༣བྱ་ཚིག་གི་ཚིག་གྲོགས་འབད་འོང༌།ཐོབ་འོང་ཚུ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ང་ཁུངས།</text:p>
          </table:table-cell>
          <table:table-cell table:style-name="ce1" office:value-type="string">
            <text:p>/hhong khung/</text:p>
          </table:table-cell>
          <table:table-cell office:value-type="string">
            <text:p>(མིང་)</text:p>
          </table:table-cell>
          <table:table-cell office:value-type="string">
            <text:p>༡འོང་སའི་ལམ།༢དངུལ་གྱི་འབབ་ཁུངས་འཐོན་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ང་བ།</text:p>
          </table:table-cell>
          <table:table-cell table:style-name="ce1" office:value-type="string">
            <text:p>/hhong wa/</text:p>
          </table:table-cell>
          <table:table-cell office:value-type="string">
            <text:p>(མིང་)</text:p>
          </table:table-cell>
          <table:table-cell office:value-type="string">
            <text:p>ཚུར་འོང་བའི་མིང༌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ང་འབབ།</text:p>
          </table:table-cell>
          <table:table-cell table:style-name="ce1" office:value-type="string">
            <text:p>/hhong bab/</text:p>
          </table:table-cell>
          <table:table-cell office:value-type="string">
            <text:p>(མིང་)</text:p>
          </table:table-cell>
          <table:table-cell office:value-type="string">
            <text:p>ཚུར་འོང་ནི་གི་འབབ་ཁུངས་ཁེ་འབབ།འོང་འབབ་ལས་ཁུང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ང་འབབ་ཁྲལ།</text:p>
          </table:table-cell>
          <table:table-cell table:style-name="ce1" office:value-type="string">
            <text:p>/hhong bab threl/</text:p>
          </table:table-cell>
          <table:table-cell office:value-type="string">
            <text:p>(མིང་)</text:p>
          </table:table-cell>
          <table:table-cell office:value-type="string">
            <text:p>རང་ལུ་འོང་འབབ་བྱུང་མི་ལུ་བཏགས་པའི་ཁྲལ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ང་སྲིད་པ།</text:p>
          </table:table-cell>
          <table:table-cell table:style-name="ce1" office:value-type="string">
            <text:p>/hhong si pa/</text:p>
          </table:table-cell>
          <table:table-cell office:value-type="string">
            <text:p>(མིང་)</text:p>
          </table:table-cell>
          <table:table-cell office:value-type="string">
            <text:p>དེ་སྦེ་འོང་བཏུབ་པ།དེ་སྦེ་འོང་རུང་བ་ཚུ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ང་ས།</text:p>
          </table:table-cell>
          <table:table-cell table:style-name="ce1" office:value-type="string">
            <text:p>/hhong sa/</text:p>
          </table:table-cell>
          <table:table-cell office:value-type="string">
            <text:p>(མིང་)</text:p>
          </table:table-cell>
          <table:table-cell office:value-type="string">
            <text:p>གང་ལས་འོང་བའི་ས་ཕྱོག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ངན།</text:p>
          </table:table-cell>
          <table:table-cell table:style-name="ce1" office:value-type="string">
            <text:p>/hhon</text:p>
          </table:table-cell>
          <table:table-cell office:value-type="string">
            <text:p>(མིང་)</text:p>
          </table:table-cell>
          <table:table-cell office:value-type="string">
            <text:p>འོངན་ད་རེས་རང་ལྷོདཔ་འབད་ཤོག།འོང་པ་ཅིན་གྱི་མིང་མཐའ་བསྡུས་པ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ངམ།</text:p>
          </table:table-cell>
          <table:table-cell table:style-name="ce1" office:value-type="string">
            <text:p>/hhom/</text:p>
          </table:table-cell>
          <table:table-cell office:value-type="string">
            <text:p>(མིང་)</text:p>
          </table:table-cell>
          <table:table-cell office:value-type="string">
            <text:p>འོངམ་འོང་ས་འོང་འོངམ་མེ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ངས།</text:p>
          </table:table-cell>
          <table:table-cell table:style-name="ce1" office:value-type="string">
            <text:p>/hhong/</text:p>
          </table:table-cell>
          <table:table-cell office:value-type="string">
            <text:p>(བྱ་འདས་)</text:p>
          </table:table-cell>
          <table:table-cell office:value-type="string">
            <text:p>༡འོངས་བའི་འདས་ཚིག།༢མ་འོངས་པ་ཟེར་འབྲིཝ་ད་གི་ཚིག་གྲོག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ངས་ཡི།</text:p>
          </table:table-cell>
          <table:table-cell table:style-name="ce1" office:value-type="string">
            <text:p>/hhong yi/</text:p>
          </table:table-cell>
          <table:table-cell office:value-type="string">
            <text:p>(བྱ་འདས)</text:p>
          </table:table-cell>
          <table:table-cell office:value-type="string">
            <text:p>ང་འོངས་ཡི་ཟེར་བ་ཅིན་ཚུར་འོངས་ཚར་བའི་འདས་ཚ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།</text:p>
          </table:table-cell>
          <table:table-cell table:style-name="ce1" office:value-type="string">
            <text:p>/hhoe/</text:p>
          </table:table-cell>
          <table:table-cell office:value-type="string">
            <text:p>(མིང་)</text:p>
          </table:table-cell>
          <table:table-cell office:value-type="string">
            <text:p>ཉི་མ་དང་མེ་ཚུ་གི་མདངས།ཉི་མའི་འོད་ཟླ་བའི་འོད་གློག་མེ་གི་འོད་ཚུ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་དཀར་ཅན།</text:p>
          </table:table-cell>
          <table:table-cell table:style-name="ce1" office:value-type="string">
            <text:p>/hhoe kar cen/</text:p>
          </table:table-cell>
          <table:table-cell office:value-type="string">
            <text:p>(མིང་)</text:p>
          </table:table-cell>
          <table:table-cell office:value-type="string">
            <text:p>ཟླ་བའི་མིང་གཞ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་གུ།</text:p>
          </table:table-cell>
          <table:table-cell table:style-name="ce1" office:value-type="string">
            <text:p>/hhoe gu/</text:p>
          </table:table-cell>
          <table:table-cell office:value-type="string">
            <text:p>(མིང་)</text:p>
          </table:table-cell>
          <table:table-cell office:value-type="string">
            <text:p>འཇའ་ཚོན་ལ་སོགས་པ་སྒོར་སྒོརམ་སྦེ་བསྐོར་ན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་འགྲིབ།</text:p>
          </table:table-cell>
          <table:table-cell table:style-name="ce1" office:value-type="string">
            <text:p>/hhoe drib/</text:p>
          </table:table-cell>
          <table:table-cell office:value-type="string">
            <text:p>(མིང་)</text:p>
          </table:table-cell>
          <table:table-cell office:value-type="string">
            <text:p>འོད་ཉམས་པ།མདངས་ཉམས་པ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་སྒྲིབ།</text:p>
          </table:table-cell>
          <table:table-cell table:style-name="ce1" office:value-type="string">
            <text:p>/hhoe drib/</text:p>
          </table:table-cell>
          <table:table-cell office:value-type="string">
            <text:p>(མིང་)</text:p>
          </table:table-cell>
          <table:table-cell office:value-type="string">
            <text:p>ས་སྨུག་གིས།ཉི་མའི་འོད་སྒྲིབ་ནི།འོད་བཀག་ན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་ཅན།</text:p>
          </table:table-cell>
          <table:table-cell table:style-name="ce1" office:value-type="string">
            <text:p>/hhoe cen/</text:p>
          </table:table-cell>
          <table:table-cell office:value-type="string">
            <text:p>(མིང་ཁྱད་་)</text:p>
          </table:table-cell>
          <table:table-cell office:value-type="string">
            <text:p>མདངས་ཡོད་མི།འཕྲུལ་མི་འོད་ཅན།སྐར་མ་འོད་ཅན་ཚུ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་ཅནམ།</text:p>
          </table:table-cell>
          <table:table-cell table:style-name="ce1" office:value-type="string">
            <text:p>/hhoe cem/</text:p>
          </table:table-cell>
          <table:table-cell office:value-type="string">
            <text:p>(མིང་ཁྱད་)</text:p>
          </table:table-cell>
          <table:table-cell office:value-type="string">
            <text:p>འོད་ཅན་དང་དོན་འདྲ།འོད་ཡོད་པའི་དངོས་པོ་གི་མིང༌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་ཅེམ་ཅེ།</text:p>
          </table:table-cell>
          <table:table-cell table:style-name="ce1" office:value-type="string">
            <text:p>/hhoe cem ce/</text:p>
          </table:table-cell>
          <table:table-cell office:value-type="string">
            <text:p>(མིང་ཁྱད་)</text:p>
          </table:table-cell>
          <table:table-cell office:value-type="string">
            <text:p>འོད་འཐོན་ཐངས་ཀྱི་ཁྱད་ཆོས་དཔེར་ན་གོས་ཆེན་འདི་འོད་ཅེམ་ཅེ་འབད་འདུག་ཟེར་དོ་བཟུམ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་ཆུང༌།</text:p>
          </table:table-cell>
          <table:table-cell table:style-name="ce1" office:value-type="string">
            <text:p>/hhoe chung/</text:p>
          </table:table-cell>
          <table:table-cell office:value-type="string">
            <text:p>(མིང་)</text:p>
          </table:table-cell>
          <table:table-cell office:value-type="string">
            <text:p>༡སྐར་མའི་འོད་བཟུམ་འོད་ཟེར་ཆུང་ཀུ་༢གཟུགས་ཁམས་ཀྱི་ལྷ་གནས་འོད་ཆུང་གི་མིང་ཡང་ཨ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་ཆེན།</text:p>
          </table:table-cell>
          <table:table-cell table:style-name="ce1" office:value-type="string">
            <text:p>/hhoe chen/</text:p>
          </table:table-cell>
          <table:table-cell office:value-type="string">
            <text:p>(མིང་)</text:p>
          </table:table-cell>
          <table:table-cell office:value-type="string">
            <text:p>ཉི་མའི་འོད་བཟུམ་འོད་ཟེར་སྦོམ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་ཆེམ་ཆེམ།</text:p>
          </table:table-cell>
          <table:table-cell table:style-name="ce1" office:value-type="string">
            <text:p>/hhoe chem chem/</text:p>
          </table:table-cell>
          <table:table-cell office:value-type="string">
            <text:p>(མིང་ཁྱད་)</text:p>
          </table:table-cell>
          <table:table-cell office:value-type="string">
            <text:p>འོད་ཅེམ་ཅེ་དང་དོན་ག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་སྟོང་ཅན།</text:p>
          </table:table-cell>
          <table:table-cell table:style-name="ce1" office:value-type="string">
            <text:p>/hhoe tong cen/</text:p>
          </table:table-cell>
          <table:table-cell office:value-type="string">
            <text:p>(མིང་)</text:p>
          </table:table-cell>
          <table:table-cell office:value-type="string">
            <text:p>ཉི་མའི་མིང་གི་རྣམ་གྲང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་སྟོང་ལྡན།</text:p>
          </table:table-cell>
          <table:table-cell table:style-name="ce1" office:value-type="string">
            <text:p>/hhoe tong den/</text:p>
          </table:table-cell>
          <table:table-cell office:value-type="string">
            <text:p>(མིང་)</text:p>
          </table:table-cell>
          <table:table-cell office:value-type="string">
            <text:p>༡འོད་སྟོང་ཕྲག་དང་ལྡན་མི།༢ཉི་མའི་མིང་གི་རྣམ་གྲང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་མདངས།</text:p>
          </table:table-cell>
          <table:table-cell table:style-name="ce1" office:value-type="string">
            <text:p>/hhoe dang/</text:p>
          </table:table-cell>
          <table:table-cell office:value-type="string">
            <text:p>(མིང་)</text:p>
          </table:table-cell>
          <table:table-cell office:value-type="string">
            <text:p>འོད་ཟེར་གྱི་བཀྱག་མདང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་དཔག་མེད།</text:p>
          </table:table-cell>
          <table:table-cell table:style-name="ce1" office:value-type="string">
            <text:p>/hhoe pa me/</text:p>
          </table:table-cell>
          <table:table-cell office:value-type="string">
            <text:p>(མིང་)</text:p>
          </table:table-cell>
          <table:table-cell office:value-type="string">
            <text:p>༡འོད་ཚད་མེདཔ་འབད་ཡོདཔ།༢སངས་རྒྱས་འོད་དཔག་མེད་ཀྱི་མཚ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་འཕྲོ།</text:p>
          </table:table-cell>
          <table:table-cell table:style-name="ce1" office:value-type="string">
            <text:p>/hhoe thro/</text:p>
          </table:table-cell>
          <table:table-cell office:value-type="string">
            <text:p>(བྱ་ཚིག་)</text:p>
          </table:table-cell>
          <table:table-cell office:value-type="string">
            <text:p>འོད་ཟེར་འཕྲོ་བའི་བྱ་བྱེ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་འབར།</text:p>
          </table:table-cell>
          <table:table-cell table:style-name="ce1" office:value-type="string">
            <text:p>/hhoe ba</text:p>
          </table:table-cell>
          <table:table-cell office:value-type="string">
            <text:p>(བྱ་ཚིག་)</text:p>
          </table:table-cell>
          <table:table-cell office:value-type="string">
            <text:p>མདངས་འཕྲོ་བ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་སྦྱར།</text:p>
          </table:table-cell>
          <table:table-cell table:style-name="ce1" office:value-type="string">
            <text:p>/hhoe jar/</text:p>
          </table:table-cell>
          <table:table-cell office:value-type="string">
            <text:p>(བྱ་ཚིག་)</text:p>
          </table:table-cell>
          <table:table-cell office:value-type="string">
            <text:p>བྱང་གུ་བྱིལ་བརྐྱབ་ན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་ཚ་མི་ཚ།</text:p>
          </table:table-cell>
          <table:table-cell table:style-name="ce1" office:value-type="string">
            <text:p>/hhoe tsha mi tsha/</text:p>
          </table:table-cell>
          <table:table-cell office:value-type="string">
            <text:p>(མིང་ཁྱད་)</text:p>
          </table:table-cell>
          <table:table-cell office:value-type="string">
            <text:p>མིག་ཏོ་གིས་བལྟ་མ་ཚུགས་པའི་འོད་ཚ་དྲག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་འཚེར།</text:p>
          </table:table-cell>
          <table:table-cell table:style-name="ce1" office:value-type="string">
            <text:p>/hhoe tsher/</text:p>
          </table:table-cell>
          <table:table-cell office:value-type="string">
            <text:p>(མིང་)</text:p>
          </table:table-cell>
          <table:table-cell office:value-type="string">
            <text:p>འོད་འཕྲོ་བ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་རྫས།</text:p>
          </table:table-cell>
          <table:table-cell table:style-name="ce1" office:value-type="string">
            <text:p>/hhoe dze/</text:p>
          </table:table-cell>
          <table:table-cell office:value-type="string">
            <text:p>(མིང་)</text:p>
          </table:table-cell>
          <table:table-cell office:value-type="string">
            <text:p>འོད་ཀྱི་དངོས་རྫ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་ཟེར།</text:p>
          </table:table-cell>
          <table:table-cell table:style-name="ce1" office:value-type="string">
            <text:p>/hhoe zer/</text:p>
          </table:table-cell>
          <table:table-cell office:value-type="string">
            <text:p>(མིང་)</text:p>
          </table:table-cell>
          <table:table-cell office:value-type="string">
            <text:p>ཉི་མའི་འོད་ཟེར་ཟླ་བའི་འོད་ཟེར་ནོར་བུའི་འོད་ཟེར་ཚུ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་ཟེར་ཅན།</text:p>
          </table:table-cell>
          <table:table-cell table:style-name="ce1" office:value-type="string">
            <text:p>/hhoe zer cen/</text:p>
          </table:table-cell>
          <table:table-cell office:value-type="string">
            <text:p>(མིང་ཁྱད་)</text:p>
          </table:table-cell>
          <table:table-cell office:value-type="string">
            <text:p>འོད་ལྡན་དང་ག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་ཟེར་འཕྲོ།</text:p>
          </table:table-cell>
          <table:table-cell table:style-name="ce1" office:value-type="string">
            <text:p>/hhoe zer thro/</text:p>
          </table:table-cell>
          <table:table-cell office:value-type="string">
            <text:p>(བྱ་ཚིག་)</text:p>
          </table:table-cell>
          <table:table-cell office:value-type="string">
            <text:p>འོད་མདངས་ཤར་ན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་རིག</text:p>
          </table:table-cell>
          <table:table-cell table:style-name="ce1" office:value-type="string">
            <text:p>/hhoe rig/</text:p>
          </table:table-cell>
          <table:table-cell office:value-type="string">
            <text:p>(མིང་)</text:p>
          </table:table-cell>
          <table:table-cell office:value-type="string">
            <text:p>འོད་ཟེར་སྐོར་ལས་ཀྱི་ཤེས་ཡ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་རླབས།</text:p>
          </table:table-cell>
          <table:table-cell table:style-name="ce1" office:value-type="string">
            <text:p>/hhoe lab/</text:p>
          </table:table-cell>
          <table:table-cell office:value-type="string">
            <text:p>(མིང་)</text:p>
          </table:table-cell>
          <table:table-cell office:value-type="string">
            <text:p>འོད་ཤུགས་ཀྱི་ཁྱབ་ཚ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་ལམ།</text:p>
          </table:table-cell>
          <table:table-cell table:style-name="ce1" office:value-type="string">
            <text:p>/hhoe lam/</text:p>
          </table:table-cell>
          <table:table-cell office:value-type="string">
            <text:p>(མིང་)</text:p>
          </table:table-cell>
          <table:table-cell office:value-type="string">
            <text:p>འོད་ཀྱིས་སྟོན་པའི་ལམ།འོད་ཀྱིས་སྟོན་པའི་ལམ་ཕྱོག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་ཤར།</text:p>
          </table:table-cell>
          <table:table-cell table:style-name="ce1" office:value-type="string">
            <text:p>/hhoe shar/</text:p>
          </table:table-cell>
          <table:table-cell office:value-type="string">
            <text:p>(བྱ་ཚིག་)</text:p>
          </table:table-cell>
          <table:table-cell office:value-type="string">
            <text:p>ཉི་མའི་འོད་ཤར་ནི་འོད་འབར་བའི་དོན་ཨ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་སུ།</text:p>
          </table:table-cell>
          <table:table-cell table:style-name="ce1" office:value-type="string">
            <text:p>/hhoe su/</text:p>
          </table:table-cell>
          <table:table-cell office:value-type="string">
            <text:p>(མིང་)</text:p>
          </table:table-cell>
          <table:table-cell office:value-type="string">
            <text:p>སྔོ་སྨན་ཅིག་གི་མིང༌།དེ་ལུ་འུ་སུ་ཟེར་ཡང་སླབ་འོང༌།འདི་མང་ཤོས་རང་ཨེ་རྫས་དང་ཚོད་མའི་ནང་བླུགསཔ་ཨ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་སྲུངས།</text:p>
          </table:table-cell>
          <table:table-cell table:style-name="ce1" office:value-type="string">
            <text:p>/hhoe sung/</text:p>
          </table:table-cell>
          <table:table-cell office:value-type="string">
            <text:p>(མིང་)</text:p>
          </table:table-cell>
          <table:table-cell office:value-type="string">
            <text:p>༡གནས་བརྟན་འོད་སྲུངས་ཟེར་སངས་རྒྱས་ཀྱི་སློབ་མ་སྟོན་པའི་གཏད་རབས་བདུན་ཀྱི་ནང་གསེས་གཅིག།༢སངས་རྒྱས་འོད་སྲུང་ཟེར་ཞུ་བ་ཅིན་རྣམ་འདྲེན་གསུམ་པ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་གསལ།</text:p>
          </table:table-cell>
          <table:table-cell table:style-name="ce1" office:value-type="string">
            <text:p>/hhoe sel/</text:p>
          </table:table-cell>
          <table:table-cell office:value-type="string">
            <text:p>(མིང་)</text:p>
          </table:table-cell>
          <table:table-cell office:value-type="string">
            <text:p>༡ཉི་མའི་འོད་དྭངས་པ།༢ནཱ་རོ་ཆོས་དྲུག་གི་གདམ་ངག་འོད་གསལ་དང་འཆི་ཁའི་འོད་གསལ་ཚུ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་ལྷག་ལྷག</text:p>
          </table:table-cell>
          <table:table-cell table:style-name="ce1" office:value-type="string">
            <text:p>/hhoe lhhag lhhag/</text:p>
          </table:table-cell>
          <table:table-cell office:value-type="string">
            <text:p>(མིང་ཁྱད་)</text:p>
          </table:table-cell>
          <table:table-cell office:value-type="string">
            <text:p>འོད་ཅེམ་ཅེ་དང་དོན་གཅིག།འོད་འབར་ཚུལ་གྱི་ཁྱད་ཚིག།གཡའ་མེད་པའི་དཔའ་རྟགས་འོད་ལྷག་ལྷག།དངུལ་གཡའ་ལྷག་ལྷག་༣མེ་ལོང་གཡའ་ལྷག་ལྷག་ཚུ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ད་ལྷབ་ལྷབ།</text:p>
          </table:table-cell>
          <table:table-cell table:style-name="ce1" office:value-type="string">
            <text:p>/hhoe lhhab lhhab/</text:p>
          </table:table-cell>
          <table:table-cell office:value-type="string">
            <text:p>(མིང་ཁྱད་)</text:p>
          </table:table-cell>
          <table:table-cell office:value-type="string">
            <text:p>འོད་འབར་ཚུལ་ཅིག་ཨིན།མེ་འོད་ལྷབ་ལྷབ་འབརཝ་མས་བཟུམ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ན།</text:p>
          </table:table-cell>
          <table:table-cell table:style-name="ce1" office:value-type="string">
            <text:p>/hhoen/</text:p>
          </table:table-cell>
          <table:table-cell office:value-type="string">
            <text:p>(མིང་/བྱ་ཚིག་)</text:p>
          </table:table-cell>
          <table:table-cell office:value-type="string">
            <text:p>ཆོས་སྐད་ལས་རྣམ་ཅོག་བྱ་རྡུགས་ཀྱི་མིང་དང་བྱ་ཚ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ན་ཀྱང༌།</text:p>
          </table:table-cell>
          <table:table-cell table:style-name="ce1" office:value-type="string">
            <text:p>/hhoen cang/</text:p>
          </table:table-cell>
          <table:table-cell office:value-type="string">
            <text:p>(མིང་)</text:p>
          </table:table-cell>
          <table:table-cell office:value-type="string">
            <text:p>ཨིན་རུང་རང་ཟེར་བ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ན་འཇུ།</text:p>
          </table:table-cell>
          <table:table-cell table:style-name="ce1" office:value-type="string">
            <text:p>/hhoen ju/</text:p>
          </table:table-cell>
          <table:table-cell office:value-type="string">
            <text:p>(མིང་)</text:p>
          </table:table-cell>
          <table:table-cell office:value-type="string">
            <text:p>ཨམ་སྲུ་ཚུ་དཀྱི་ར་གི་ནང་ན་ལས་གྱོན་ནི་གི་འོན་འཇུ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ན་པ།</text:p>
          </table:table-cell>
          <table:table-cell table:style-name="ce1" office:value-type="string">
            <text:p>/hhoen pa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རྣམ་ཅོག་བྱ་རྡུག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བས།</text:p>
          </table:table-cell>
          <table:table-cell table:style-name="ce1" office:value-type="string">
            <text:p>/hhoeb</text:p>
          </table:table-cell>
          <table:table-cell office:value-type="string">
            <text:p>(མིང་)</text:p>
          </table:table-cell>
          <table:table-cell office:value-type="string">
            <text:p>༡མེའི་འོབས་ཆུའི་འོབས་ཆུ་འགྱོ་ས་དང་མེ་འབར་སའི་དོང་གཏིང་རིང༌།༢སའི་འོབས་ཟེར་བ་ཅིན་ས་དོང་ཧོ་ག་སྦོམ་ཡོད་མི་ལུ་གོ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བས་གདོང་དཀར།</text:p>
          </table:table-cell>
          <table:table-cell table:style-name="ce1" office:value-type="string">
            <text:p>/hhoeb dong kar</text:p>
          </table:table-cell>
          <table:table-cell office:value-type="string">
            <text:p>(མིང་)</text:p>
          </table:table-cell>
          <table:table-cell office:value-type="string">
            <text:p>ཁཝ་ནང་སྡོད་མི་ཨ་ལྕོ་གདོང་དཀར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མ་བུ།</text:p>
          </table:table-cell>
          <table:table-cell table:style-name="ce1" office:value-type="string">
            <text:p>/hhoem bu/</text:p>
          </table:table-cell>
          <table:table-cell office:value-type="string">
            <text:p>(མིང་)</text:p>
          </table:table-cell>
          <table:table-cell office:value-type="string">
            <text:p>ཆུ་ཤིང་འོམ་བུ་ཟེར་ཆུའི་མཐའ་མར་སྐྱེ་བའི་ཤིང་ཅིག་འདི་སྦྱིན་སྲེག་གི་ཡམ་ཤིང་ལུ་ཡང་འགྱོ་འོང༌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ལ་མོ་ལུང་རིང༌།</text:p>
          </table:table-cell>
          <table:table-cell table:style-name="ce1" office:value-type="string">
            <text:p>/hhoel mo lung ring/</text:p>
          </table:table-cell>
          <table:table-cell office:value-type="string">
            <text:p>(མིང་)</text:p>
          </table:table-cell>
          <table:table-cell office:value-type="string">
            <text:p>ཧེ་མ་བོན་གྱི་སྟོན་པ་གཤེན་རབ་འཁྲུངས་སའི་གཡུ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ས།</text:p>
          </table:table-cell>
          <table:table-cell table:style-name="ce1" office:value-type="string">
            <text:p>/hhoe/</text:p>
          </table:table-cell>
          <table:table-cell office:value-type="string">
            <text:p>(མིང་)</text:p>
          </table:table-cell>
          <table:table-cell office:value-type="string">
            <text:p>བཏུབ་པ།རུང་བ།འཚམས་པ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ས་འགབ།</text:p>
          </table:table-cell>
          <table:table-cell table:style-name="ce1" office:value-type="string">
            <text:p>/hhoe gab/</text:p>
          </table:table-cell>
          <table:table-cell office:value-type="string">
            <text:p>(མིང་)</text:p>
          </table:table-cell>
          <table:table-cell office:value-type="string">
            <text:p>འོས་འབབ་དང་དོན་འད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ས་བསྟུན།</text:p>
          </table:table-cell>
          <table:table-cell table:style-name="ce1" office:value-type="string">
            <text:p>/hhoe ten/</text:p>
          </table:table-cell>
          <table:table-cell office:value-type="string">
            <text:p>(མིང་/བྱ་ཚིག་)</text:p>
          </table:table-cell>
          <table:table-cell office:value-type="string">
            <text:p>འོས་འབབ་ཡོད་མེད་བསྟུན་གྲོས་འབད་བའི་མིང་དང་བྱ་ཚ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ས་ཐོ།</text:p>
          </table:table-cell>
          <table:table-cell table:style-name="ce1" office:value-type="string">
            <text:p>/hhoe tho/</text:p>
          </table:table-cell>
          <table:table-cell office:value-type="string">
            <text:p>(མིང་)</text:p>
          </table:table-cell>
          <table:table-cell office:value-type="string">
            <text:p>འོས་བབ་ཅན་མའི་མི་གི་ཐོ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ས་འདེམས།</text:p>
          </table:table-cell>
          <table:table-cell table:style-name="ce1" office:value-type="string">
            <text:p>/hhoe dem/</text:p>
          </table:table-cell>
          <table:table-cell office:value-type="string">
            <text:p>(མིང་)</text:p>
          </table:table-cell>
          <table:table-cell office:value-type="string">
            <text:p>འོས་འབབ་ཡོད་མེད་འདམ་ཁ་རྐྱབ་པའི་མིང༌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ས་ལྡན།</text:p>
          </table:table-cell>
          <table:table-cell table:style-name="ce1" office:value-type="string">
            <text:p>/hhoe den/</text:p>
          </table:table-cell>
          <table:table-cell office:value-type="string">
            <text:p>(མིང་)</text:p>
          </table:table-cell>
          <table:table-cell office:value-type="string">
            <text:p>འོས་འབབ་ཡོད་པ།འོས་འབབ་ཅ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ས་བསྡུ།</text:p>
          </table:table-cell>
          <table:table-cell table:style-name="ce1" office:value-type="string">
            <text:p>/hhoe du/</text:p>
          </table:table-cell>
          <table:table-cell office:value-type="string">
            <text:p>(མིང་/བྱ་ཚིག་)</text:p>
          </table:table-cell>
          <table:table-cell office:value-type="string">
            <text:p>འོས་འབབ་བསྡུ་ལེན་འབད་བའི་མིང་དང་བྱ་ཚ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ས་པ།</text:p>
          </table:table-cell>
          <table:table-cell table:style-name="ce1" office:value-type="string">
            <text:p>/hhoe pa/</text:p>
          </table:table-cell>
          <table:table-cell office:value-type="string">
            <text:p>(མིང་)</text:p>
          </table:table-cell>
          <table:table-cell office:value-type="string">
            <text:p>འཚམས་པ་རུང་བ་བཏུབ་པའི་མིང༌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ས་འབབ།</text:p>
          </table:table-cell>
          <table:table-cell table:style-name="ce1" office:value-type="string">
            <text:p>/hhoe bab/</text:p>
          </table:table-cell>
          <table:table-cell office:value-type="string">
            <text:p>(མིང་)</text:p>
          </table:table-cell>
          <table:table-cell office:value-type="string">
            <text:p>འོས་འགབ་དང་དོན་འདྲ།འོས་འབབ་ཡོདཔ་མེདཔ་ཟེར་མི་ཚུལ་དང་མཐུན་མི་མཐུན་ཅིག་ལུ་སླབ་ཨ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ས་མི་འོས།</text:p>
          </table:table-cell>
          <table:table-cell table:style-name="ce1" office:value-type="string">
            <text:p>/hhoe mi hhoe/</text:p>
          </table:table-cell>
          <table:table-cell office:value-type="string">
            <text:p>(མིང་)</text:p>
          </table:table-cell>
          <table:table-cell office:value-type="string">
            <text:p>འོས་བབ་ཡོད་མེད་ཟེར་བ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ས་ཚོད།</text:p>
          </table:table-cell>
          <table:table-cell table:style-name="ce1" office:value-type="string">
            <text:p>/hhoe tshoe/</text:p>
          </table:table-cell>
          <table:table-cell office:value-type="string">
            <text:p>(མིང་)</text:p>
          </table:table-cell>
          <table:table-cell office:value-type="string">
            <text:p>ཧ་ལམ་ཅིག་མི་བཏུབ་ག་ཧ་ལམ་ཅིག་མི་འགྲིགས་ག་ཧ་ལམ་ཅིག་མི་ལང་ག་མནོ་བའི་བློས་དཔག་གི་ཚ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ས་འཚམས།</text:p>
          </table:table-cell>
          <table:table-cell table:style-name="ce1" office:value-type="string">
            <text:p>/hhoe tsham/</text:p>
          </table:table-cell>
          <table:table-cell office:value-type="string">
            <text:p>(མིང་)</text:p>
          </table:table-cell>
          <table:table-cell office:value-type="string">
            <text:p>འོས་བབས་ཡོདཔ་འཚམས་ཏོག་ཏོ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ས་ཞིབ།</text:p>
          </table:table-cell>
          <table:table-cell table:style-name="ce1" office:value-type="string">
            <text:p>/hhoe zhib/</text:p>
          </table:table-cell>
          <table:table-cell office:value-type="string">
            <text:p>(མིང་)</text:p>
          </table:table-cell>
          <table:table-cell office:value-type="string">
            <text:p>འོས་འབབ་ཡོད་མེད་བརྟག་ཞིབ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འོས་ཤོག</text:p>
          </table:table-cell>
          <table:table-cell table:style-name="ce1" office:value-type="string">
            <text:p>/hhoe sho</text:p>
          </table:table-cell>
          <table:table-cell office:value-type="string">
            <text:p>(མིང་)</text:p>
          </table:table-cell>
          <table:table-cell office:value-type="string">
            <text:p>མི་དམངས་ཀྱི་སེམས་ཁར་ཡོད་མེད་འོས་འབབ་བལྟ་ནི་གི་འབྲི་ཤོགམི་སེར་སྐུ་ཚབ་ཚུ་འཐུཝ་ད་འོས་ཤོག་བླུགས་ཞིནམ་ལས་འཐུ་དོ་བཟུམ།ཚོགས་རྒྱན་དང་དོན་གཅིག།</text:p>
          </table:table-cell>
          <table:table-cell table:number-columns-repeated="252"/>
        </table:table-row>
        <table:table-row table:style-name="ro1" table:number-rows-repeated="6537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Jomolhari" svg:font-family="Jomolha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angdi" svg:font-family="Wangdi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dz" style:country-complex="BT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Wang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30">11/30/2009</text:date>, <text:time>16:0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2-25T09:40:30</meta:creation-date>
    <dc:date>2009-11-30T16:01:06</dc:date>
    <meta:editing-cycles>20</meta:editing-cycles>
    <meta:editing-duration>PT5H56M15S</meta:editing-duration>
    <meta:user-defined meta:name="Info 1"/>
    <meta:user-defined meta:name="Info 2"/>
    <meta:user-defined meta:name="Info 3"/>
    <meta:user-defined meta:name="Info 4"/>
    <meta:document-statistic meta:table-count="3" meta:cell-count="659"/>
  </office:meta>
</office:document-meta>
</file>